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20c" officeooo:paragraph-rsid="0000920c"/>
    </style:style>
    <style:style style:name="P2" style:family="paragraph" style:parent-style-name="Standard">
      <style:text-properties fo:font-weight="bold" officeooo:rsid="00028bce" officeooo:paragraph-rsid="00028bce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0920c"/>
    </style:style>
    <style:style style:name="P5" style:family="paragraph" style:parent-style-name="Standard" style:list-style-name="L1">
      <style:text-properties officeooo:rsid="0000920c" officeooo:paragraph-rsid="0000920c"/>
    </style:style>
    <style:style style:name="P6" style:family="paragraph" style:parent-style-name="Standard" style:list-style-name="L2">
      <style:text-properties officeooo:rsid="0000920c" officeooo:paragraph-rsid="0000920c"/>
    </style:style>
    <style:style style:name="P7" style:family="paragraph" style:parent-style-name="Standard" style:list-style-name="L3">
      <style:text-properties fo:font-weight="normal" officeooo:rsid="00028bce" officeooo:paragraph-rsid="00028bce" style:font-weight-asian="normal" style:font-weight-complex="normal"/>
    </style:style>
    <style:style style:name="P8" style:family="paragraph" style:parent-style-name="Standard">
      <style:text-properties officeooo:rsid="00040b5c" officeooo:paragraph-rsid="00040b5c"/>
    </style:style>
    <style:style style:name="P9" style:family="paragraph" style:parent-style-name="Standard" style:list-style-name="L4">
      <style:text-properties officeooo:rsid="00040b5c" officeooo:paragraph-rsid="00040b5c"/>
    </style:style>
    <style:style style:name="T1" style:family="text">
      <style:text-properties officeooo:rsid="0000920c"/>
    </style:style>
    <style:style style:name="T2" style:family="text">
      <style:text-properties officeooo:rsid="00013a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a xlink:type="simple" xlink:href="https://www.inspire-orientation.org/piste/les-dut-avec-des-mathematiques-etou-de-linformatique" text:style-name="Internet_20_link" text:visited-style-name="Visited_20_Internet_20_Link">https://www.inspire-orientation.org/piste/les-dut-avec-des-mathematiques-etou-de-linformatique</text:a></text:p>
      <text:p text:style-name="P1"/>
      <text:p text:style-name="P1"/>
      <text:p text:style-name="P1">BUT :</text:p>
      <text:list xml:id="list2854381032" text:style-name="L1">
        <text:list-item>
          <text:p text:style-name="P3">Statistique et Informatique Décisionnelle (STID) : <text:span text:style-name="T1">BDD</text:span></text:p>
        </text:list-item>
        <text:list-item>
          <text:p text:style-name="P5">Informatique</text:p>
        </text:list-item>
        <text:list-item>
          <text:p text:style-name="P4"><text:span text:style-name="T1">GEII : </text:span>Génie Électrique et Informatique Industrielle</text:p>
        </text:list-item>
        <text:list-item>
          <text:p text:style-name="P5">Réseaux et télécommunications</text:p>
        </text:list-item>
      </text:list>
      <text:p text:style-name="P1"/>
      <text:p text:style-name="P1">BTS :</text:p>
      <text:list xml:id="list340034562" text:style-name="L2">
        <text:list-item>
          <text:p text:style-name="P6">SIO – <text:span text:style-name="T2">Services Informatiques aux Organisation :</text:span></text:p>
          <text:list>
            <text:list-item>
              <text:p text:style-name="P6">SISR <text:span text:style-name="T2">solutions d’infrastructure, systèmes et réseaux</text:span></text:p>
            </text:list-item>
            <text:list-item>
              <text:p text:style-name="P6">S<text:span text:style-name="T2">LAM solutions logicielles et applications métiers</text:span></text:p>
            </text:list-item>
          </text:list>
        </text:list-item>
      </text:list>
      <text:p text:style-name="P1"/>
      <text:p text:style-name="P2">MASTER :</text:p>
      <text:list xml:id="list1928352857" text:style-name="L3">
        <text:list-item>
          <text:p text:style-name="P7">master sécurité des systèmes d'information</text:p>
        </text:list-item>
      </text:list>
      <text:p text:style-name="Standard"/>
      <text:p text:style-name="P8">DEUST :</text:p>
      <text:list xml:id="list3601930457" text:style-name="L4">
        <text:list-item>
          <text:p text:style-name="P9">web https://www.unilim.fr/formation/loffre-de-formation/#/formation/LIM-PROG8106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3:41:03.037084662</meta:creation-date>
    <dc:date>2021-04-05T13:59:06.921680330</dc:date>
    <meta:editing-duration>PT13M33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61" meta:character-count="547" meta:non-whitespace-character-count="508"/>
  </office:meta>
</office:document-meta>
</file>